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411d"/>
    </style:style>
    <style:style style:name="P2" style:family="paragraph" style:parent-style-name="Standard" style:list-style-name="L1">
      <style:text-properties officeooo:rsid="0009411d" officeooo:paragraph-rsid="0009411d"/>
    </style:style>
    <style:style style:name="P3" style:family="paragraph" style:parent-style-name="Standard">
      <style:text-properties officeooo:rsid="0009411d" officeooo:paragraph-rsid="0009411d"/>
    </style:style>
    <style:style style:name="P4" style:family="paragraph" style:parent-style-name="Standard">
      <style:text-properties officeooo:rsid="0009411d" officeooo:paragraph-rsid="000a29f3"/>
    </style:style>
    <style:style style:name="P5" style:family="paragraph" style:parent-style-name="Standard">
      <style:text-properties officeooo:rsid="000a29f3" officeooo:paragraph-rsid="000a29f3"/>
    </style:style>
    <style:style style:name="P6" style:family="paragraph" style:parent-style-name="Standard">
      <style:text-properties officeooo:rsid="000bcb28" officeooo:paragraph-rsid="000bcb28"/>
    </style:style>
    <style:style style:name="P7" style:family="paragraph" style:parent-style-name="Standard">
      <style:text-properties officeooo:rsid="000cc36e" officeooo:paragraph-rsid="000cc36e"/>
    </style:style>
    <style:style style:name="P8" style:family="paragraph" style:parent-style-name="Standard">
      <style:text-properties officeooo:rsid="000d55ae" officeooo:paragraph-rsid="000d55ae"/>
    </style:style>
    <style:style style:name="P9" style:family="paragraph" style:parent-style-name="Standard" style:list-style-name="L2">
      <style:text-properties officeooo:rsid="000d55ae" officeooo:paragraph-rsid="000d55ae"/>
    </style:style>
    <style:style style:name="P10" style:family="paragraph" style:parent-style-name="Standard">
      <style:text-properties officeooo:rsid="000e8c99" officeooo:paragraph-rsid="000e8c99"/>
    </style:style>
    <style:style style:name="P11" style:family="paragraph" style:parent-style-name="Standard" style:list-style-name="L2">
      <style:text-properties officeooo:rsid="000e8c99" officeooo:paragraph-rsid="000e8c99"/>
    </style:style>
    <style:style style:name="T1" style:family="text">
      <style:text-properties officeooo:rsid="000d55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aniel Mariano</text:p>
      <text:p text:style-name="P5"/>
      <text:p text:style-name="P7">VGDC Gamejam 10/25</text:p>
      <text:p text:style-name="P5"/>
      <text:p text:style-name="P5">Background info: The person who are playing as is a huge germophobe and wants to avoid all physical contact</text:p>
      <text:p text:style-name="P4"/>
      <text:p text:style-name="P3">Goal: </text:p>
      <text:p text:style-name="P3">Get out of lecture hall unscathed</text:p>
      <text:p text:style-name="P1"/>
      <text:p text:style-name="P1">Actors:</text:p>
      <text:list xml:id="list1767590797213823519" text:style-name="L1">
        <text:list-item>
          <text:p text:style-name="P2">Self(Player)</text:p>
        </text:list-item>
        <text:list-item>
          <text:p text:style-name="P2">Classmates(Multiple)</text:p>
        </text:list-item>
        <text:list-item>
          <text:p text:style-name="P2">Professor</text:p>
        </text:list-item>
        <text:list-item>
          <text:p text:style-name="P2">Backpacks(Multiple)</text:p>
        </text:list-item>
        <text:list-item>
          <text:p text:style-name="P2">Exit Doors</text:p>
        </text:list-item>
      </text:list>
      <text:p text:style-name="P3"/>
      <text:p text:style-name="P6">Stuff to <text:span text:style-name="T1">possibly implement:</text:span></text:p>
      <text:p text:style-name="P6"/>
      <text:list xml:id="list2995016578428859116" text:style-name="L2">
        <text:list-item>
          <text:p text:style-name="P9">Have some classmates move towards the doors while others move towards the professor to ask questions</text:p>
        </text:list-item>
        <text:list-item>
          <text:p text:style-name="P9">Have some classmates drop stuff that block paths like binders or backpacks?</text:p>
        </text:list-item>
        <text:list-item>
          <text:p text:style-name="P9">Have some classmates spawn towards the exit doors after a period of time to simulate students coming in </text:p>
        </text:list-item>
        <text:list-item>
          <text:p text:style-name="P11">Add sprites for classmates, professor, and player</text:p>
        </text:list-item>
      </text:list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5T18:36:04.497272000</meta:creation-date>
    <dc:date>2013-10-26T00:20:45.164794000</dc:date>
    <meta:editing-duration>PT4H29M4S</meta:editing-duration>
    <meta:editing-cycles>5</meta:editing-cycles>
    <meta:generator>LibreOffice/4.1.2.3$MacOSX_x86 LibreOffice_project/40b2d7fde7e8d2d7bc5a449dc65df4d08a7dd38</meta:generator>
    <meta:document-statistic meta:table-count="0" meta:image-count="0" meta:object-count="0" meta:page-count="1" meta:paragraph-count="16" meta:word-count="104" meta:character-count="620" meta:non-whitespace-character-count="539"/>
  </office:meta>
</office:document-meta>
</file>